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637d8" officeooo:paragraph-rsid="001637d8"/>
    </style:style>
    <style:style style:name="P2" style:family="paragraph" style:parent-style-name="Standard">
      <style:paragraph-properties fo:text-align="start" style:justify-single-word="false"/>
      <style:text-properties officeooo:rsid="001637d8" officeooo:paragraph-rsid="001637d8"/>
    </style:style>
    <style:style style:name="P3" style:family="paragraph" style:parent-style-name="Standard">
      <style:paragraph-properties fo:text-align="start" style:justify-single-word="false"/>
      <style:text-properties officeooo:rsid="001637d8" officeooo:paragraph-rsid="0017ce69"/>
    </style:style>
    <style:style style:name="P4" style:family="paragraph" style:parent-style-name="Standard">
      <style:paragraph-properties fo:text-align="start" style:justify-single-word="false"/>
      <style:text-properties officeooo:paragraph-rsid="0017ce69"/>
    </style:style>
    <style:style style:name="T1" style:family="text">
      <style:text-properties officeooo:rsid="001637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stacle Detection and Avoidance Algorithm</text:p>
      <text:p text:style-name="P1"/>
      <text:p text:style-name="P1"/>
      <text:p text:style-name="P2">The Ultrasonic and IR sensors are implemented to achieve autonomous movement in an unknown environment and obstacle detection and avoidance. Both Certain and random movement commands apply to the UGV when considering numerous conditions for the obstacles. In this project, an ultrasonic sensor is used to detect front obstacles and determine how far the obstacles from the UGV. IR sensors put on the front side to detect side obstacles which in close range. The scenario is explained below.</text:p>
      <text:p text:style-name="P2"/>
      <text:p text:style-name="P3">1. If the front ultrasonic sensor does not detect obstacles within 30 cm and both front left and right IR sensor shows no obstacles, UGV execute a forward command.</text:p>
      <text:p text:style-name="P3"/>
      <text:p text:style-name="P3">2. Suppose the front ultrasonic sensor does not detect obstacles within 30 cm and front left, but the front right IR sensor detects the obstacles. In that case, UGV stop, then execute a certain distance of backward command, then turning a certain angle to the left.</text:p>
      <text:p text:style-name="P3"/>
      <text:p text:style-name="P3">3. Suppose the front ultrasonic sensor does not detect obstacles within 30 cm and front right, but the front left IR sensor detects the obstacles. In that case, UGV stop, then execute a certain distance of backward command, then turning a certain angle to the right.</text:p>
      <text:p text:style-name="P3"/>
      <text:p text:style-name="P4"><text:span text:style-name="T1">4. Suppose the front ultrasonic sensor detects obstacles within 30 cm and both front right and left detect the obstacles. In that case, UGV stop, then execute a certain </text:span>distance of backward command, then turning a certain angle to the right or left by random.</text:p>
      <text:p text:style-name="P4"/>
      <text:p text:style-name="P4">5. Suppose the front ultrasonic sensor detects obstacles within 30 cm, and both the front right and left do not detect the obstacles. In that case, UGV stop, then execute a certain distance of backward command, then turning a certain angle to the right or left by random.</text:p>
      <text:p text:style-name="P4"/>
      <text:p text:style-name="P4"/>
      <text:p text:style-name="P4">The turning angle and backward distance can be modified to reduce the explore time. The code please refer to the appendix C.</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8T17:25:02.347362927</meta:creation-date>
    <dc:date>2021-10-28T17:26:17.463515045</dc:date>
    <meta:editing-duration>PT1M15S</meta:editing-duration>
    <meta:editing-cycles>2</meta:editing-cycles>
    <meta:generator>LibreOffice/6.0.7.3$Linux_X86_64 LibreOffice_project/00m0$Build-3</meta:generator>
    <meta:document-statistic meta:table-count="0" meta:image-count="0" meta:object-count="0" meta:page-count="1" meta:paragraph-count="8" meta:word-count="319" meta:character-count="1880" meta:non-whitespace-character-count="1569"/>
  </office:meta>
</office:document-meta>
</file>